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e1fb" officeooo:paragraph-rsid="0019e1fb"/>
    </style:style>
    <style:style style:name="P2" style:family="paragraph" style:parent-style-name="Standard">
      <style:text-properties officeooo:rsid="0019e1fb" officeooo:paragraph-rsid="001b2d1a"/>
    </style:style>
    <style:style style:name="P3" style:family="paragraph" style:parent-style-name="Standard">
      <style:text-properties officeooo:rsid="001b2d1a" officeooo:paragraph-rsid="001b2d1a"/>
    </style:style>
    <style:style style:name="P4" style:family="paragraph" style:parent-style-name="Standard">
      <style:text-properties officeooo:rsid="001c51ac" officeooo:paragraph-rsid="001c51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9-04-2015 Thursday</text:p>
      <text:p text:style-name="P1">Started the service</text:p>
      <text:p text:style-name="P1"/>
      <text:p text:style-name="P1">10-04-2015 Friday</text:p>
      <text:p text:style-name="P1">Saw one hour interruption of service at 22:00 on Aculink, unclear why</text:p>
      <text:p text:style-name="P1">No crash but script did not get data.</text:p>
      <text:p text:style-name="P1"/>
      <text:p text:style-name="P1">11-04-2015 Saturday</text:p>
      <text:p text:style-name="P1">Service stopped at 06:00 after before getting data on Aculink, unclear why</text:p>
      <text:p text:style-name="P1">No crash but script was halted.</text:p>
      <text:p text:style-name="P1"/>
      <text:p text:style-name="P3">12-04-2015 Sunday</text:p>
      <text:p text:style-name="P3">Still running cool. Changed to use WiFi (HetLandVanEend) in order to use network cable for webcam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1T15:01:04.021039552</meta:creation-date>
    <dc:date>2015-04-14T21:39:31.422785355</dc:date>
    <meta:editing-duration>P3DT6H35M52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10" meta:word-count="65" meta:character-count="400" meta:non-whitespace-character-count="345"/>
  </office:meta>
</office:document-meta>
</file>